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0.4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knap_aco_gpuv100_problem0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278781" calcext:value-type="float">
            <text:p>0,278781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1485" calcext:value-type="float">
            <text:p>0,011485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1313" calcext:value-type="float">
            <text:p>0,011313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1339" calcext:value-type="float">
            <text:p>0,0113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1283" calcext:value-type="float">
            <text:p>0,011283</text:p>
          </table:table-cell>
          <table:table-cell/>
          <table:table-cell table:formula="of:=SUM([.F2:.F5])/4" office:value-type="float" office:value="0.011355" calcext:value-type="float">
            <text:p>0,01135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7736" calcext:value-type="float">
            <text:p>0,017736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6921" calcext:value-type="float">
            <text:p>0,016921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6859" calcext:value-type="float">
            <text:p>0,016859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7089" calcext:value-type="float">
            <text:p>0,0170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7064" calcext:value-type="float">
            <text:p>0,017064</text:p>
          </table:table-cell>
          <table:table-cell/>
          <table:table-cell table:formula="of:=SUM([.F7:.F10])/4" office:value-type="float" office:value="0.01698325" calcext:value-type="float">
            <text:p>0,016983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8032" calcext:value-type="float">
            <text:p>0,028032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7815" calcext:value-type="float">
            <text:p>0,027815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8024" calcext:value-type="float">
            <text:p>0,028024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7793" calcext:value-type="float">
            <text:p>0,0277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8008" calcext:value-type="float">
            <text:p>0,028008</text:p>
          </table:table-cell>
          <table:table-cell/>
          <table:table-cell table:formula="of:=SUM([.F12:.F15])/4" office:value-type="float" office:value="0.02791" calcext:value-type="float">
            <text:p>0,0279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50641" calcext:value-type="float">
            <text:p>0,050641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50487" calcext:value-type="float">
            <text:p>0,050487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50554" calcext:value-type="float">
            <text:p>0,050554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50593" calcext:value-type="float">
            <text:p>0,0505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50786" calcext:value-type="float">
            <text:p>0,050786</text:p>
          </table:table-cell>
          <table:table-cell office:value-type="string" calcext:value-type="string">
            <text:p><text:s/></text:p>
          </table:table-cell>
          <table:table-cell table:formula="of:=SUM([.F17:.F20])/4" office:value-type="float" office:value="0.050605" calcext:value-type="float">
            <text:p>0,0506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66704" calcext:value-type="float">
            <text:p>0,266704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4218" calcext:value-type="float">
            <text:p>0,04218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8929" calcext:value-type="float">
            <text:p>0,038929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9314" calcext:value-type="float">
            <text:p>0,0393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8994" calcext:value-type="float">
            <text:p>0,038994</text:p>
          </table:table-cell>
          <table:table-cell/>
          <table:table-cell table:formula="of:=SUM([.F22:.F25])/4" office:value-type="float" office:value="0.03985425" calcext:value-type="float">
            <text:p>0,039854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4812" calcext:value-type="float">
            <text:p>0,044812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4424" calcext:value-type="float">
            <text:p>0,044424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5155" calcext:value-type="float">
            <text:p>0,045155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4635" calcext:value-type="float">
            <text:p>0,0446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5266" calcext:value-type="float">
            <text:p>0,045266</text:p>
          </table:table-cell>
          <table:table-cell/>
          <table:table-cell table:formula="of:=SUM([.F27:.F30])/4" office:value-type="float" office:value="0.04487" calcext:value-type="float">
            <text:p>0,0448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63091" calcext:value-type="float">
            <text:p>0,063091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56487" calcext:value-type="float">
            <text:p>0,056487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56618" calcext:value-type="float">
            <text:p>0,056618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65393" calcext:value-type="float">
            <text:p>0,0653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54791" calcext:value-type="float">
            <text:p>0,054791</text:p>
          </table:table-cell>
          <table:table-cell/>
          <table:table-cell table:formula="of:=SUM([.F32:.F35])/4" office:value-type="float" office:value="0.05832225" calcext:value-type="float">
            <text:p>0,058322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86653" calcext:value-type="float">
            <text:p>0,086653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82971" calcext:value-type="float">
            <text:p>0,082971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82188" calcext:value-type="float">
            <text:p>0,082188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81651" calcext:value-type="float">
            <text:p>0,0816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83569" calcext:value-type="float">
            <text:p>0,083569</text:p>
          </table:table-cell>
          <table:table-cell/>
          <table:table-cell table:formula="of:=SUM([.F37:.F40])/4" office:value-type="float" office:value="0.08259475" calcext:value-type="float">
            <text:p>0,082594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372475" calcext:value-type="float">
            <text:p>0,372475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56769" calcext:value-type="float">
            <text:p>0,056769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57192" calcext:value-type="float">
            <text:p>0,057192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57565" calcext:value-type="float">
            <text:p>0,0575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56828" calcext:value-type="float">
            <text:p>0,056828</text:p>
          </table:table-cell>
          <table:table-cell/>
          <table:table-cell table:formula="of:=SUM([.F42:.F45])/4" office:value-type="float" office:value="0.0570885" calcext:value-type="float">
            <text:p>0,05708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2936" calcext:value-type="float">
            <text:p>0,062936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2588" calcext:value-type="float">
            <text:p>0,062588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3876" calcext:value-type="float">
            <text:p>0,063876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5081" calcext:value-type="float">
            <text:p>0,0650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2974" calcext:value-type="float">
            <text:p>0,062974</text:p>
          </table:table-cell>
          <table:table-cell/>
          <table:table-cell table:formula="of:=SUM([.F47:.F50])/4" office:value-type="float" office:value="0.06362975" calcext:value-type="float">
            <text:p>0,063629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4964" calcext:value-type="float">
            <text:p>0,074964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8884" calcext:value-type="float">
            <text:p>0,078884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5205" calcext:value-type="float">
            <text:p>0,075205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9703" calcext:value-type="float">
            <text:p>0,07970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5072" calcext:value-type="float">
            <text:p>0,075072</text:p>
          </table:table-cell>
          <table:table-cell/>
          <table:table-cell table:formula="of:=SUM([.F52:.F55])/4" office:value-type="float" office:value="0.077216" calcext:value-type="float">
            <text:p>0,0772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08571" calcext:value-type="float">
            <text:p>0,108571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09581" calcext:value-type="float">
            <text:p>0,109581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06677" calcext:value-type="float">
            <text:p>0,106677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0633" calcext:value-type="float">
            <text:p>0,106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04635" calcext:value-type="float">
            <text:p>0,104635</text:p>
          </table:table-cell>
          <table:table-cell/>
          <table:table-cell table:formula="of:=SUM([.F57:.F60])/4" office:value-type="float" office:value="0.10680575" calcext:value-type="float">
            <text:p>0,106805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336724" calcext:value-type="float">
            <text:p>0,336724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2321" calcext:value-type="float">
            <text:p>0,112321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4502" calcext:value-type="float">
            <text:p>0,114502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1624" calcext:value-type="float">
            <text:p>0,1116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1766" calcext:value-type="float">
            <text:p>0,111766</text:p>
          </table:table-cell>
          <table:table-cell/>
          <table:table-cell table:formula="of:=SUM([.F62:.F65])/4" office:value-type="float" office:value="0.11255325" calcext:value-type="float">
            <text:p>0,112553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2377" calcext:value-type="float">
            <text:p>0,122377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8454" calcext:value-type="float">
            <text:p>0,118454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7288" calcext:value-type="float">
            <text:p>0,117288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4897" calcext:value-type="float">
            <text:p>0,1248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8855" calcext:value-type="float">
            <text:p>0,128855</text:p>
          </table:table-cell>
          <table:table-cell/>
          <table:table-cell table:formula="of:=SUM([.F67:.F70])/4" office:value-type="float" office:value="0.1223735" calcext:value-type="float">
            <text:p>0,12237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33784" calcext:value-type="float">
            <text:p>0,133784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36316" calcext:value-type="float">
            <text:p>0,136316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39084" calcext:value-type="float">
            <text:p>0,139084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32883" calcext:value-type="float">
            <text:p>0,13288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30974" calcext:value-type="float">
            <text:p>0,130974</text:p>
          </table:table-cell>
          <table:table-cell/>
          <table:table-cell table:formula="of:=SUM([.F72:.F75])/4" office:value-type="float" office:value="0.13481425" calcext:value-type="float">
            <text:p>0,134814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85354" calcext:value-type="float">
            <text:p>0,185354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81541" calcext:value-type="float">
            <text:p>0,181541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71341" calcext:value-type="float">
            <text:p>0,171341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80002" calcext:value-type="float">
            <text:p>0,1800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83362" calcext:value-type="float">
            <text:p>0,183362</text:p>
          </table:table-cell>
          <table:table-cell/>
          <table:table-cell table:formula="of:=SUM([.F77:.F80])/4" office:value-type="float" office:value="0.1790615" calcext:value-type="float">
            <text:p>0,17906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1" calcext:value-type="float">
            <text:p>10581</text:p>
          </table:table-cell>
          <table:table-cell office:value-type="float" office:value="0.398538" calcext:value-type="float">
            <text:p>0,398538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1" calcext:value-type="float">
            <text:p>10581</text:p>
          </table:table-cell>
          <table:table-cell office:value-type="float" office:value="0.154667" calcext:value-type="float">
            <text:p>0,154667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7" calcext:value-type="float">
            <text:p>10587</text:p>
          </table:table-cell>
          <table:table-cell office:value-type="float" office:value="0.156607" calcext:value-type="float">
            <text:p>0,156607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7" calcext:value-type="float">
            <text:p>10587</text:p>
          </table:table-cell>
          <table:table-cell office:value-type="float" office:value="0.152634" calcext:value-type="float">
            <text:p>0,1526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7" calcext:value-type="float">
            <text:p>10587</text:p>
          </table:table-cell>
          <table:table-cell office:value-type="float" office:value="0.153246" calcext:value-type="float">
            <text:p>0,153246</text:p>
          </table:table-cell>
          <table:table-cell/>
          <table:table-cell table:formula="of:=SUM([.F82:.F85])/4" office:value-type="float" office:value="0.1542885" calcext:value-type="float">
            <text:p>0,15428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2" calcext:value-type="float">
            <text:p>10602</text:p>
          </table:table-cell>
          <table:table-cell office:value-type="float" office:value="0.160932" calcext:value-type="float">
            <text:p>0,160932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2" calcext:value-type="float">
            <text:p>10602</text:p>
          </table:table-cell>
          <table:table-cell office:value-type="float" office:value="0.160801" calcext:value-type="float">
            <text:p>0,160801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2" calcext:value-type="float">
            <text:p>10602</text:p>
          </table:table-cell>
          <table:table-cell office:value-type="float" office:value="0.160902" calcext:value-type="float">
            <text:p>0,160902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2" calcext:value-type="float">
            <text:p>10602</text:p>
          </table:table-cell>
          <table:table-cell office:value-type="float" office:value="0.161319" calcext:value-type="float">
            <text:p>0,1613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1" calcext:value-type="float">
            <text:p>10601</text:p>
          </table:table-cell>
          <table:table-cell office:value-type="float" office:value="0.160107" calcext:value-type="float">
            <text:p>0,160107</text:p>
          </table:table-cell>
          <table:table-cell/>
          <table:table-cell table:formula="of:=SUM([.F87:.F90])/4" office:value-type="float" office:value="0.16078225" calcext:value-type="float">
            <text:p>0,160782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5" calcext:value-type="float">
            <text:p>10605</text:p>
          </table:table-cell>
          <table:table-cell office:value-type="float" office:value="0.174016" calcext:value-type="float">
            <text:p>0,174016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5" calcext:value-type="float">
            <text:p>10605</text:p>
          </table:table-cell>
          <table:table-cell office:value-type="float" office:value="0.173704" calcext:value-type="float">
            <text:p>0,173704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5" calcext:value-type="float">
            <text:p>10605</text:p>
          </table:table-cell>
          <table:table-cell office:value-type="float" office:value="0.173237" calcext:value-type="float">
            <text:p>0,173237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5" calcext:value-type="float">
            <text:p>10605</text:p>
          </table:table-cell>
          <table:table-cell office:value-type="float" office:value="0.173006" calcext:value-type="float">
            <text:p>0,1730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5" calcext:value-type="float">
            <text:p>10605</text:p>
          </table:table-cell>
          <table:table-cell office:value-type="float" office:value="0.173205" calcext:value-type="float">
            <text:p>0,173205</text:p>
          </table:table-cell>
          <table:table-cell/>
          <table:table-cell table:formula="of:=SUM([.F92:.F95])/4" office:value-type="float" office:value="0.173288" calcext:value-type="float">
            <text:p>0,17328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1046" calcext:value-type="float">
            <text:p>0,241046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4298" calcext:value-type="float">
            <text:p>0,244298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4226" calcext:value-type="float">
            <text:p>0,244226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1048" calcext:value-type="float">
            <text:p>0,2410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1669" calcext:value-type="float">
            <text:p>0,241669</text:p>
          </table:table-cell>
          <table:table-cell/>
          <table:table-cell table:formula="of:=SUM([.F97:.F100])/4" office:value-type="float" office:value="0.24281025" calcext:value-type="float">
            <text:p>0,242810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537" calcext:value-type="float">
            <text:p>16537</text:p>
          </table:table-cell>
          <table:table-cell office:value-type="float" office:value="0.46298" calcext:value-type="float">
            <text:p>0,46298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537" calcext:value-type="float">
            <text:p>16537</text:p>
          </table:table-cell>
          <table:table-cell office:value-type="float" office:value="0.251606" calcext:value-type="float">
            <text:p>0,251606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537" calcext:value-type="float">
            <text:p>16537</text:p>
          </table:table-cell>
          <table:table-cell office:value-type="float" office:value="0.254563" calcext:value-type="float">
            <text:p>0,254563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537" calcext:value-type="float">
            <text:p>16537</text:p>
          </table:table-cell>
          <table:table-cell office:value-type="float" office:value="0.251576" calcext:value-type="float">
            <text:p>0,2515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96" calcext:value-type="float">
            <text:p>16496</text:p>
          </table:table-cell>
          <table:table-cell office:value-type="float" office:value="0.251365" calcext:value-type="float">
            <text:p>0,251365</text:p>
          </table:table-cell>
          <table:table-cell/>
          <table:table-cell table:formula="of:=SUM([.F102:.F105])/4" office:value-type="float" office:value="0.2522775" calcext:value-type="float">
            <text:p>0,25227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510" calcext:value-type="float">
            <text:p>16510</text:p>
          </table:table-cell>
          <table:table-cell office:value-type="float" office:value="0.261391" calcext:value-type="float">
            <text:p>0,261391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510" calcext:value-type="float">
            <text:p>16510</text:p>
          </table:table-cell>
          <table:table-cell office:value-type="float" office:value="0.257866" calcext:value-type="float">
            <text:p>0,257866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510" calcext:value-type="float">
            <text:p>16510</text:p>
          </table:table-cell>
          <table:table-cell office:value-type="float" office:value="0.259111" calcext:value-type="float">
            <text:p>0,259111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501" calcext:value-type="float">
            <text:p>16501</text:p>
          </table:table-cell>
          <table:table-cell office:value-type="float" office:value="0.264045" calcext:value-type="float">
            <text:p>0,2640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501" calcext:value-type="float">
            <text:p>16501</text:p>
          </table:table-cell>
          <table:table-cell office:value-type="float" office:value="0.263429" calcext:value-type="float">
            <text:p>0,263429</text:p>
          </table:table-cell>
          <table:table-cell/>
          <table:table-cell table:formula="of:=SUM([.F107:.F110])/4" office:value-type="float" office:value="0.26111275" calcext:value-type="float">
            <text:p>0,261112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99" calcext:value-type="float">
            <text:p>16499</text:p>
          </table:table-cell>
          <table:table-cell office:value-type="float" office:value="0.278666" calcext:value-type="float">
            <text:p>0,278666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21" calcext:value-type="float">
            <text:p>16521</text:p>
          </table:table-cell>
          <table:table-cell office:value-type="float" office:value="0.275164" calcext:value-type="float">
            <text:p>0,275164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21" calcext:value-type="float">
            <text:p>16521</text:p>
          </table:table-cell>
          <table:table-cell office:value-type="float" office:value="0.277376" calcext:value-type="float">
            <text:p>0,277376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21" calcext:value-type="float">
            <text:p>16521</text:p>
          </table:table-cell>
          <table:table-cell office:value-type="float" office:value="0.27547" calcext:value-type="float">
            <text:p>0,275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21" calcext:value-type="float">
            <text:p>16521</text:p>
          </table:table-cell>
          <table:table-cell office:value-type="float" office:value="0.273754" calcext:value-type="float">
            <text:p>0,273754</text:p>
          </table:table-cell>
          <table:table-cell/>
          <table:table-cell table:formula="of:=SUM([.F112:.F115])/4" office:value-type="float" office:value="0.275441" calcext:value-type="float">
            <text:p>0,27544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24" calcext:value-type="float">
            <text:p>16524</text:p>
          </table:table-cell>
          <table:table-cell office:value-type="float" office:value="0.367497" calcext:value-type="float">
            <text:p>0,367497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24" calcext:value-type="float">
            <text:p>16524</text:p>
          </table:table-cell>
          <table:table-cell office:value-type="float" office:value="0.369231" calcext:value-type="float">
            <text:p>0,369231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24" calcext:value-type="float">
            <text:p>16524</text:p>
          </table:table-cell>
          <table:table-cell office:value-type="float" office:value="0.3671" calcext:value-type="float">
            <text:p>0,3671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18" calcext:value-type="float">
            <text:p>16518</text:p>
          </table:table-cell>
          <table:table-cell office:value-type="float" office:value="0.371744" calcext:value-type="float">
            <text:p>0,3717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18" calcext:value-type="float">
            <text:p>16518</text:p>
          </table:table-cell>
          <table:table-cell office:value-type="float" office:value="0.361372" calcext:value-type="float">
            <text:p>0,361372</text:p>
          </table:table-cell>
          <table:table-cell/>
          <table:table-cell table:formula="of:=SUM([.F117:.F120])/4" office:value-type="float" office:value="0.36736175" calcext:value-type="float">
            <text:p>0,36736175</text:p>
          </table:table-cell>
        </table:table-row>
      </table:table>
      <table:named-expressions/>
      <table:database-ranges>
        <table:database-range table:name="__Anonymous_Sheet_DB__0" table:target-range-address="mknap_aco_gpuv100_problem0.H1:mknap_aco_gpuv100_problem0.H120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7T15:43:44.294384520</dc:date>
    <meta:editing-duration>PT9M25S</meta:editing-duration>
    <meta:editing-cycles>1</meta:editing-cycles>
    <meta:document-statistic meta:table-count="1" meta:cell-count="745" meta:object-count="0"/>
    <meta:generator>LibreOffice/6.4.6.2$Linux_X86_64 LibreOffice_project/40$Build-2</meta:generator>
  </office:meta>
</office:document-meta>
</file>